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45cm" fo:min-width="1.1cm"/>
      <style:paragraph-properties style:writing-mode="lr-tb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title">
      <style:graphic-properties draw:auto-grow-height="true"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  <style:text-properties fo:color="#2a6099"/>
    </style:style>
    <style:style style:name="P3" style:family="paragraph">
      <loext:graphic-properties draw:fill="none" draw:fill-color="#ffffff"/>
      <style:paragraph-properties fo:text-align="end"/>
      <style:text-properties fo:color="#2a6099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2a6099"/>
    </style:style>
    <style:style style:name="P7" style:family="paragraph">
      <loext:graphic-properties draw:fill="none" draw:fill-color="#ffffff"/>
      <style:paragraph-properties fo:text-align="center"/>
      <style:text-properties fo:color="#2a6099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line-height="150%" style:writing-mode="lr-tb"/>
    </style:style>
    <style:style style:name="P11" style:family="paragraph">
      <loext:graphic-properties draw:fill-color="#ffffff"/>
    </style:style>
    <style:style style:name="P12" style:family="paragraph">
      <style:paragraph-properties fo:line-height="100%"/>
    </style:style>
    <style:style style:name="P13" style:family="paragraph">
      <style:paragraph-properties fo:text-align="center"/>
    </style:style>
    <style:style style:name="T1" style:family="text">
      <style:text-properties fo:color="#2a6099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 text:style-name="P1">e-Portfolio Unity</text:p>
          </draw:text-box>
        </draw:frame>
        <draw:frame draw:style-name="gr1" draw:text-style-name="P3" draw:layer="layout" svg:width="6.8cm" svg:height="0.962cm" svg:x="20.6cm" svg:y="19.638cm">
          <draw:text-box>
            <text:p text:style-name="P2"><text:span text:style-name="T1">Marius Hub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 text:style-name="P5"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Unity</text:p>
              </text:list-item>
              <text:list-item>
                <text:p>Core Features</text:p>
              </text:list-item>
              <text:list-item>
                <text:p>How does it work</text:p>
              </text:list-item>
              <text:list-item>
                <text:p>Basic Components</text:p>
              </text:list-item>
              <text:list-item>
                <text:p>Demo</text:p>
              </text:list-item>
              <text:list-item>
                <text:p>Starting recommendation</text:p>
              </text:list-item>
            </text:list>
          </draw:text-box>
        </draw:frame>
        <draw:frame draw:style-name="gr3" draw:text-style-name="P7" draw:layer="layout" svg:width="6.899cm" svg:height="1.195cm" svg:x="23.351cm" svg:y="19.405cm">
          <draw:text-box>
            <text:p text:style-name="P6"><text:span text:style-name="T1"><text:page-number>&lt;Foliennummer&gt;</text:page-number>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 text:style-name="P9"><text:span text:style-name="T2">What</text:span> <text:span text:style-name="T2">is</text:span> Unity ?</text:p>
          </draw:text-box>
        </draw:frame>
        <draw:frame presentation:style-name="pr7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0">Real-time 3D <text:span text:style-name="T2">development</text:span> <text:span text:style-name="T2">platform</text:span></text:p>
              </text:list-item>
              <text:list-item>
                <text:p text:style-name="P10"><text:span text:style-name="T2">Especially for games</text:span></text:p>
              </text:list-item>
              <text:list-item>
                <text:p text:style-name="P10"><text:span text:style-name="T2">Offers primary scripting API in C#</text:span></text:p>
              </text:list-item>
              <text:list-item>
                <text:p text:style-name="P10"><text:span text:style-name="T2">Asset store for exchange of Assets like sprites, models etc.</text:span></text:p>
              </text:list-item>
            </text:list>
          </draw:text-box>
        </draw:frame>
        <draw:frame draw:style-name="gr3" draw:text-style-name="P7" draw:layer="layout" svg:width="6.899cm" svg:height="1.195cm" svg:x="23.352cm" svg:y="19.406cm">
          <draw:text-box>
            <text:p text:style-name="P6"><text:span text:style-name="T1"><text:page-number>&lt;Foliennummer&gt;</text:page-number>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 text:style-name="P5">Core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hysics</text:span> <text:span text:style-name="T2">engine</text:span></text:p>
              </text:list-item>
              <text:list-item>
                <text:p><text:span text:style-name="T2">Graphics</text:span> ( e.g. <text:span text:style-name="T2">Lighting</text:span>, Particles)</text:p>
              </text:list-item>
              <text:list-item>
                <text:p>Audio</text:p>
              </text:list-item>
              <text:list-item>
                <text:p>Animation</text:p>
              </text:list-item>
              <text:list-item>
                <text:p>UI</text:p>
              </text:list-item>
              <text:list-item>
                <text:p>Virtual Reality</text:p>
              </text:list-item>
            </text:list>
          </draw:text-box>
        </draw:frame>
        <draw:frame draw:style-name="gr3" draw:text-style-name="P7" draw:layer="layout" svg:width="6.899cm" svg:height="1.195cm" svg:x="23.352cm" svg:y="19.406cm">
          <draw:text-box>
            <text:p text:style-name="P6"><text:span text:style-name="T1"><text:page-number>&lt;Foliennumm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Physics Engine: ensure correct response to physical forces</text:p>
              <text:p/>
              <text:p>Graphics: Global Illumination, Materials, Textures</text:p>
              <text:p/>
              <text:p>Audio: Audio Mixer for ingame sounds</text:p>
              <text:p/>
              <text:p>Animation: create and use animations</text:p>
              <text:p/>
              <text:p>UI: embed UI elements in your game</text:p>
              <text:p/>
              <text:p>VR: support for various VR equipment</text:p>
              <text:p/>
            </draw:text-box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 text:style-name="P5">How does it work?</text:p>
          </draw:text-box>
        </draw:frame>
        <draw:frame presentation:style-name="pr4" draw:text-style-name="P12" draw:layer="layout" svg:width="25.199cm" svg:height="12.179cm" svg:x="1.4cm" svg:y="4.221cm" presentation:class="outline" presentation:user-transformed="true">
          <draw:text-box>
            <text:list text:style-name="L2">
              <text:list-item>
                <text:p text:style-name="P12">Scenes</text:p>
                <text:list>
                  <text:list-item>
                    <text:p text:style-name="P12">container or „level“</text:p>
                  </text:list-item>
                  <text:list-item>
                    <text:p text:style-name="P12">Basis of Game</text:p>
                  </text:list-item>
                </text:list>
              </text:list-item>
              <text:list-item>
                <text:p text:style-name="P12">Game Objects</text:p>
                <text:list>
                  <text:list-item>
                    <text:p text:style-name="P12">Entitys inside of a scene</text:p>
                  </text:list-item>
                  <text:list-item>
                    <text:p text:style-name="P12">Basis of all objects</text:p>
                  </text:list-item>
                </text:list>
              </text:list-item>
              <text:list-item>
                <text:p text:style-name="P12">Components</text:p>
                <text:list>
                  <text:list-item>
                    <text:p text:style-name="P12">Define behaviour of game object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899cm" svg:height="1.195cm" svg:x="23.352cm" svg:y="19.406cm">
          <draw:text-box>
            <text:p text:style-name="P6"><text:span text:style-name="T1"><text:page-number>&lt;Foliennumm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 text:style-name="P5">Basic Components</text:p>
          </draw:text-box>
        </draw:frame>
        <draw:frame presentation:style-name="pr4" draw:text-style-name="P12" draw:layer="layout" svg:width="25.199cm" svg:height="12.179cm" svg:x="1.4cm" svg:y="4.221cm" presentation:class="outline" presentation:user-transformed="true">
          <draw:text-box>
            <text:list text:style-name="L2">
              <text:list-item>
                <text:p text:style-name="P12">Transform</text:p>
                <text:list>
                  <text:list-item>
                    <text:p text:style-name="P12">On every GameObject</text:p>
                  </text:list-item>
                  <text:list-item>
                    <text:p text:style-name="P12">Contains Position and Rotation</text:p>
                  </text:list-item>
                  <text:list-item>
                    <text:p text:style-name="P12">Is relative to parent-object</text:p>
                  </text:list-item>
                </text:list>
              </text:list-item>
              <text:list-item>
                <text:p text:style-name="P12">Rigidbody</text:p>
                <text:list>
                  <text:list-item>
                    <text:p text:style-name="P12">Enable physics for this object</text:p>
                  </text:list-item>
                </text:list>
              </text:list-item>
              <text:list-item>
                <text:p text:style-name="P12">Collider</text:p>
                <text:list>
                  <text:list-item>
                    <text:p text:style-name="P12">Enable enable collisons / physical interaction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899cm" svg:height="1.195cm" svg:x="23.352cm" svg:y="19.406cm">
          <draw:text-box>
            <text:p text:style-name="P6"><text:span text:style-name="T1"><text:page-number>&lt;Foliennummer&gt;</text:page-number>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 text:style-name="P5">Basic Components</text:p>
          </draw:text-box>
        </draw:frame>
        <draw:frame presentation:style-name="pr4" draw:text-style-name="P12" draw:layer="layout" svg:width="25.199cm" svg:height="12.179cm" svg:x="1.4cm" svg:y="4.221cm" presentation:class="outline" presentation:user-transformed="true">
          <draw:text-box>
            <text:list text:style-name="L2">
              <text:list-item>
                <text:p text:style-name="P12">Audio Source</text:p>
                <text:list>
                  <text:list-item>
                    <text:p text:style-name="P12">Plays sounds</text:p>
                  </text:list-item>
                </text:list>
              </text:list-item>
              <text:list-item>
                <text:p text:style-name="P12">Light</text:p>
                <text:list>
                  <text:list-item>
                    <text:p text:style-name="P12">illuminates</text:p>
                  </text:list-item>
                </text:list>
              </text:list-item>
              <text:list-item>
                <text:p text:style-name="P12">Camera</text:p>
                <text:list>
                  <text:list-item>
                    <text:p text:style-name="P12">View point</text:p>
                  </text:list-item>
                </text:list>
              </text:list-item>
              <text:list-item>
                <text:p text:style-name="P12">Script</text:p>
                <text:list>
                  <text:list-item>
                    <text:p text:style-name="P12">Allows control via written code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899cm" svg:height="1.195cm" svg:x="23.352cm" svg:y="19.406cm">
          <draw:text-box>
            <text:p text:style-name="P6"><text:span text:style-name="T1"><text:page-number>&lt;Foliennummer&gt;</text:page-number>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1T19">
        <draw:frame presentation:style-name="pr9" draw:text-style-name="P5" draw:layer="layout" svg:width="25.199cm" svg:height="3.506cm" svg:x="1.401cm" svg:y="8.747cm" presentation:class="title" presentation:user-transformed="true">
          <draw:text-box>
            <text:p text:style-name="P13"><text:span text:style-name="T1">Demo</text:span></text:p>
          </draw:text-box>
        </draw:frame>
        <draw:frame draw:style-name="gr3" draw:text-style-name="P7" draw:layer="layout" svg:width="6.899cm" svg:height="1.195cm" svg:x="23.353cm" svg:y="19.407cm">
          <draw:text-box>
            <text:p text:style-name="P6"><text:span text:style-name="T1"><text:page-number>&lt;Foliennumm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6T14:01:56.600000000</meta:creation-date>
    <meta:editing-duration>PT25M41S</meta:editing-duration>
    <meta:editing-cycles>5</meta:editing-cycles>
    <meta:generator>LibreOffice/6.4.4.2$Windows_X86_64 LibreOffice_project/3d775be2011f3886db32dfd395a6a6d1ca2630ff</meta:generator>
    <dc:title>Blue Curve</dc:title>
    <dc:date>2020-06-02T20:38:33.829000000</dc:date>
    <meta:document-statistic meta:object-count="73"/>
  </office:meta>
</office:document-meta>
</file>